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3597614866576049213"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6648404637162251551"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4621971659916607210"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1308317505993820629"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7874451424614744485"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5185939189675585040"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text:s text:c="2"/>0.25 mile walk</text:span></text:p>
      <text:p text:style-name="P15"/>
      <text:p text:style-name="P10"><text:span text:style-name="T2">Mon June 22, 2020 </text:span>4.5 miles<text:span text:style-name="T2"> It was not quite as hot as yesterday.</text:span></text:p>
      <text:p text:style-name="P10">I ran the same course as yesterday but left out the middle 2 miles.</text:p>
      <text:p text:style-name="P10">Warm up:<text:span text:style-name="T2"> ¼ mile jog and rest 2 minutes</text:span></text:p>
      <text:p text:style-name="P10">Run:<text:span text:style-name="T2"> 4 miles averaging 9:22/mile on hilly roads in California MD, </text:span></text:p>
      <text:p text:style-name="P15">Total vertical ascent: 155 feet along the 4 miles </text:p>
      <text:p text:style-name="P15">Mile Splits: 10:20, 9:40, 8:57, 8:33</text:p>
      <text:p text:style-name="P10">Warm down:<text:span text:style-name="T2"> ¼ mile jog <text:s text:c="2"/></text:span><text:s text:c="2"/></text:p>
      <text:p text:style-name="P10"/>
      <text:p text:style-name="P10"><text:span text:style-name="T2">Tues June 23, 2020 </text:span>5.6 miles<text:span text:style-name="T2"> </text:span></text:p>
      <text:p text:style-name="P10">I ran the same 4 mile course as yesterday. </text:p>
      <text:p text:style-name="P10">Warm up:<text:span text:style-name="T2"> 1 mile jog and rest 2 minutes</text:span></text:p>
      <text:p text:style-name="P10">Run:<text:span text:style-name="T2"> 4 miles averaging 9:12/mile on hilly roads in California MD, </text:span></text:p>
      <text:p text:style-name="P15">Total vertical ascent: 155 feet along the 4 miles </text:p>
      <text:p text:style-name="P15">Mile Splits: 9:55, 9:24, 8:53, 8:36</text:p>
      <text:p text:style-name="P10">Warm down:<text:span text:style-name="T2"> rest 3 minutes and 0.6 mile jog <text:s text:c="2"/></text:span><text:s text:c="2"/></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3T08:37:07.23</dc:date>
    <dc:creator>James Lombardi</dc:creator>
    <meta:editing-duration>P4DT20H14M8S</meta:editing-duration>
    <meta:editing-cycles>435</meta:editing-cycles>
    <meta:generator>OpenOffice/4.1.2$Win32 OpenOffice.org_project/412m3$Build-9782</meta:generator>
    <meta:document-statistic meta:table-count="0" meta:image-count="0" meta:object-count="0" meta:page-count="57" meta:paragraph-count="1553" meta:word-count="17055" meta:character-count="84782"/>
  </office:meta>
</office:document-meta>
</file>